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ρ</mo>
      <mrow>
        <mi/>
        <mo stretchy="false">=</mo>
        <mi/>
      </mrow>
      <mi>Z</mi>
      <mi/>
      <mfrac>
        <mi>r</mi>
        <msub>
          <mi>a</mi>
          <mtext>B</mtext>
        </msub>
      </mfrac>
      <mi/>
      <mtext> ; </mtext>
      <mi/>
      <msub>
        <mi>a</mi>
        <mtext>B</mtext>
      </msub>
      <mrow>
        <mi/>
        <mo stretchy="false">=</mo>
        <mi/>
      </mrow>
      <mfrac>
        <mrow>
          <mn>4</mn>
          <mo stretchy="false">π</mo>
          <msub>
            <mo stretchy="false">ε</mo>
            <mn>0</mn>
          </msub>
          <msup>
            <mo stretchy="false">ℏ</mo>
            <mn>2</mn>
          </msup>
        </mrow>
        <mrow>
          <msub>
            <mi>m</mi>
            <mtext>e</mtext>
          </msub>
          <msup>
            <mi>e</mi>
            <mn>2</mn>
          </msup>
        </mrow>
      </mfrac>
      <mrow>
        <mi/>
        <mo stretchy="false">=</mo>
        <mi/>
      </mrow>
      <mn>0,529</mn>
      <mo stretchy="false">Å</mo>
    </mrow>
    <annotation encoding="StarMath 5.0">%irho ~=~ Z ` r over a _"B" 
`" ; "~ 
a _"B" ~=~ 
{4 %pi %ivarepsilon _0 hbar ^2} over {m _"e" e ^2} ~=~ 0,529 %Ux00C5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24:41.598000000</meta:creation-date>
    <meta:generator>LibreOffice/4.1.4.2$Windows_x86 LibreOffice_project/0a0440ccc0227ad9829de5f46be37cfb6edcf72</meta:generator>
  </office:meta>
</office:document-meta>
</file>